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c580"/>
    </style:style>
    <style:style style:name="P4" style:family="paragraph" style:parent-style-name="Heading_20_4">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list-style-name="L17"/>
    <style:style style:name="P25" style:family="paragraph" style:parent-style-name="Text_20_body" style:list-style-name="L18">
      <style:paragraph-properties fo:margin-top="0cm" fo:margin-bottom="0cm" style:contextual-spacing="false"/>
    </style:style>
    <style:style style:name="P26" style:family="paragraph" style:parent-style-name="Text_20_body">
      <style:text-properties officeooo:paragraph-rsid="0017c58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h text:style-name="Heading_20_2" text:outline-level="2"><text:bookmark-start text:name="part-two---agency"/>Part Two - Agency<text:bookmark-end text:name="part-two---agency"/></text:h>
      <text:p text:style-name="First_20_paragraph">As noted in Chapter 2, much research on the learning to code has focused chiefly on this aspect of personal knowledge construction, neglecting this social and socio-cultural perspectives typified by socio-cultural approaches [find source]. This trend is exemplified by a comparison of Wing and Papert’s conceptions of computational thinking <text:reference-mark-start text:name="ZOTERO_ITEM CSL_CITATION {&quot;citationID&quot;:&quot;pwcjfqpr&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BXrABZblqU"/>(Lodi and Martini, 2021)<text:reference-mark-end text:name="ZOTERO_ITEM CSL_CITATION {&quot;citationID&quot;:&quot;pwcjfqpr&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BXrABZblqU"/>, with the latter’s additional focus on the community application of created projects forming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n computational fluency, addresses the limitations of research focusing too narrowly on technical approaches rather than their expressive potential (and thus within a community) <text:reference-mark-start text:name="ZOTERO_ITEM CSL_CITATION {&quot;citationID&quot;:&quot;uxyelmuq&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iANmQhomfi"/>(Resnick and Rusk, 2020)<text:reference-mark-end text:name="ZOTERO_ITEM CSL_CITATION {&quot;citationID&quot;:&quot;uxyelmuq&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iANmQhomfi"/> and focused on toolsets rather than pedagogies <text:reference-mark-start text:name="ZOTERO_ITEM CSL_CITATION {&quot;citationID&quot;:&quot;dwqsyehe&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JMWPW3szxY"/>(Resnick, 2020)<text:reference-mark-end text:name="ZOTERO_ITEM CSL_CITATION {&quot;citationID&quot;:&quot;dwqsyehe&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JMWPW3szxY"/>. We should recall here the parallel call of Kafai and Burke in the field of game making for learning to address social and cultural motivations and aspects of the process <text:reference-mark-start text:name="ZOTERO_ITEM CSL_CITATION {&quot;citationID&quot;:&quot;qxcpbkml&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gwuMCihKUE"/>(Kafai and Vasudevan, 2015)<text:reference-mark-end text:name="ZOTERO_ITEM CSL_CITATION {&quot;citationID&quot;:&quot;qxcpbkml&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gwuMCihKUE"/>. Given that a guiding motivation of this study to explore the process of designing and facilitating for participant empowerment learning to program, it is valuable to articulate different types of agency. The following sections are structured a synthesis of the approaches of Hopwood <text:reference-mark-start text:name="ZOTERO_ITEM CSL_CITATION {&quot;citationID&quot;:&quot;zanfrsix&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LDVsbPPcgl"/>(Hopwood, 2022)<text:reference-mark-end text:name="ZOTERO_ITEM CSL_CITATION {&quot;citationID&quot;:&quot;zanfrsix&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LDVsbPPcgl"/> and Matusov <text:reference-mark-start text:name="ZOTERO_ITEM CSL_CITATION {&quot;citationID&quot;:&quot;hvepbceg&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OaW19vNIhp"/>(Matusov et al., 2016)<text:reference-mark-end text:name="ZOTERO_ITEM CSL_CITATION {&quot;citationID&quot;:&quot;hvepbceg&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OaW19vNIhp"/> explored in Chapter 4, specifically instrumental, transformational and relational agency.</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epmvynps&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m1CEitUk3Q"/>(Matusov et al., 2016:433)<text:reference-mark-end text:name="ZOTERO_ITEM CSL_CITATION {&quot;citationID&quot;:&quot;epmvynps&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m1CEitUk3Q"/>.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hrqlgsif&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jdG2oe0san"/>(Isaac et al., 2022)<text:reference-mark-end text:name="ZOTERO_ITEM CSL_CITATION {&quot;citationID&quot;:&quot;hrqlgsif&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jdG2oe0san"/>,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text:soft-page-break/>constraints. As outlined in chapter 3, Sannino explains TADS using a metaphor of a using a kedging anchors <text:reference-mark-start text:name="ZOTERO_ITEM CSL_CITATION {&quot;citationID&quot;:&quot;wggbnxpn&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tWz7WpSIPt"/>(Hopwood, 2022)<text:reference-mark-end text:name="ZOTERO_ITEM CSL_CITATION {&quot;citationID&quot;:&quot;wggbnxpn&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tWz7WpSIPt"/>.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21">Engendering transformative agency</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P26">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svnmcemy&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mDPpZmhAyT"/><text:span text:style-name="T7">(Engeström, 2006; Haapasaari et al., 2016; Sannino et al., 2016)</text:span><text:reference-mark-end text:name="ZOTERO_ITEM CSL_CITATION {&quot;citationID&quot;:&quot;svnmcemy&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mDPpZmhAyT"/>.</text:p>
      <text:p text:style-name="P21">Shifting forms of agency.</text:p>
      <text:p text:style-name="Text_20_body">This interpretation highlights possible shifts in forms of agency and an emerging dilemma in the evolving learning design. Initial blocks are solved by transformative agency, patterns and tools become established in the community, and agency shifts to and more instrumental.</text:p>
      <text:p text:style-name="Text_20_body">In the introduction I outlined that a driving motivation of this research was to better understand chaotic learning environments, of which P1 is an example. Given this draw to conditions of TA, such shifting forms of agency could create a resulting tension. 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text:soft-page-break/>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3" text:outline-level="3"><text:bookmark-start text:name="c---relational-agency-in-emergent-activities-in-emergent-cultural-context---3rd-spaces-idiocultures-and-repertoires"/>2c - Relational Agency in emergent activities in emergent cultural context - 3rd Spaces, idiocultures, and repertoires<text:bookmark-end text:name="c---relational-agency-in-emergent-activities-in-emergent-cultural-context---3rd-spaces-idiocultures-and-repertoires"/></text:h>
      <text:p text:style-name="P2">Structuring this section:</text:p>
      <text:list text:style-name="L15">
        <text:list-item>
          <text:p text:style-name="P22">Overview / recap of relational agency and repertoires, equity and diversity</text:p>
        </text:list-item>
        <text:list-item>
          <text:p text:style-name="P22">Playtesting as the medium (perhaps swap with 2. )</text:p>
        </text:list-item>
        <text:list-item>
          <text:p text:style-name="P22">Examples, Fok in v.6. DOL, and more in the data (not all playtesting)</text:p>
        </text:list-item>
        <text:list-item>
          <text:p text:style-name="P22">Variations in playtesting styles</text:p>
        </text:list-item>
        <text:list-item>
          <text:p text:style-name="P22">Intervention to encourage player styles</text:p>
        </text:list-item>
      </text:list>
      <text:p text:style-name="P3">This section moves beyond instrumental and transformative agency to a wider more ecological interpretation of agency helpful in deeper analysis of the cultural plane of activity. In research which addresses participant agency, Gutiérrez et al. <text:reference-mark-start text:name="ZOTERO_ITEM CSL_CITATION {&quot;citationID&quot;:&quot;tuapttxc&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9FwvuyaDXf"/><text:span text:style-name="T7">(Kris D. Gutiérrez et al., 2019)</text:span><text:reference-mark-end text:name="ZOTERO_ITEM CSL_CITATION {&quot;citationID&quot;:&quot;tuapttxc&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9FwvuyaDXf"/> incorporate broader cultural factors including issues of participant identity and movement of practices between learning settings. While this work build on the foundation of 3GAT in terms of conceptions of interacting activity systems <text:reference-mark-start text:name="ZOTERO_ITEM CSL_CITATION {&quot;citationID&quot;:&quot;ytczvisl&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DrDCKdNtoR"/><text:span text:style-name="T7">(Engeström, 1996)</text:span><text:reference-mark-end text:name="ZOTERO_ITEM CSL_CITATION {&quot;citationID&quot;:&quot;ytczvisl&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DrDCKdNtoR"/>, it adds concept of repertoire and third spaces.</text:p>
      <text:h text:style-name="Heading_20_4" text:outline-level="4"><text:bookmark-start text:name="repertoires-and-relational-agency"/>1. Repertoires and relational agency<text:bookmark-end text:name="repertoires-and-relational-agency"/></text:h>
      <text:p text:style-name="P3">As explored in Chapter 3 Rogoff and Gutiérrez contribute to discussion of expansive learning in CHAT with the concepts of repertoire formation to both, a&lt; provide recognition of the way learners bring home practices into learning spaces, and as a positive enacted demonstration of diversity in learning practices. The associated concept of hybridity as a way of recognising and deploying diversity of mediational tactics and resources in learning contexts <text:reference-mark-start text:name="ZOTERO_ITEM CSL_CITATION {&quot;citationID&quot;:&quot;wpfrniyt&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EkNRDKAA8T"/><text:span text:style-name="T7">(Gutiérrez et al., 1999)</text:span><text:reference-mark-end text:name="ZOTERO_ITEM CSL_CITATION {&quot;citationID&quot;:&quot;wpfrniyt&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EkNRDKAA8T"/> is relevant to this research as a pathway into an exploration of the competing alternate goals within the overall motivation of making a game to share, and component goals of implementing GDPs to do this.</text:p>
      <text:p text:style-name="Text_20_body">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P26">Edwards <text:reference-mark-start text:name="ZOTERO_ITEM CSL_CITATION {&quot;citationID&quot;:&quot;qdmcuur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0SK6tB2zbM"/>(Edwards, 2009)<text:reference-mark-end text:name="ZOTERO_ITEM CSL_CITATION {&quot;citationID&quot;:&quot;qdmcuur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0SK6tB2zbM"/> explores relational agency within a CHAT framework as transcending individuals capacity to encompass collective problems solving via specialisation and diversity of <text:soft-page-break/>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sokvpxfu&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PmzTpCWfgK"/><text:span text:style-name="T7">(DiGiacomo and Gutiérrez, 2016 , p.144)</text:span><text:reference-mark-end text:name="ZOTERO_ITEM CSL_CITATION {&quot;citationID&quot;:&quot;sokvpxfu&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PmzTpCWfgK"/>,</text:p>
      <text:p text:style-name="Text_20_body">While the data in the last chapter address aspects / elements of repertoires which incorporated GDPs, this chapter widens the focus of data examined to include other element of practices which help participants incorporated home repertoires as an inclusive practice.</text:p>
      <text:p text:style-name="Text_20_body"><text:span text:style-name="T1">Turning to identity:</text:span>, The relationship between developing effective repertoires and the affective relationship to the activity relies on the participants being able to identify with the ongoing activity thus informing a processes of inclusion.</text:p>
      <text:p text:style-name="Text_20_body">Barron’s helping roles <text:reference-mark-start text:name="ZOTERO_ITEM CSL_CITATION {&quot;citationID&quot;:&quot;qnqnprat&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MavG4049tN"/>(Barron et al., 2009)<text:reference-mark-end text:name="ZOTERO_ITEM CSL_CITATION {&quot;citationID&quot;:&quot;qnqnprat&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MavG4049tN"/>, Roque <text:reference-mark-start text:name="ZOTERO_ITEM CSL_CITATION {&quot;citationID&quot;:&quot;cxcmhfhr&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6TLtoIcvRf"/>(Roque, 2016; Roque et al., 2016)<text:reference-mark-end text:name="ZOTERO_ITEM CSL_CITATION {&quot;citationID&quot;:&quot;cxcmhfhr&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6TLtoIcvRf"/> employed supporting facilitators to highlight and celebrate the helping processes parents used to support children in a making environment.</text:p>
      <text:p text:style-name="Text_20_body">Thus while under explored in existing research in CGD&amp;P, it is of value to explore the process of design for identity development via supporting repertoire blending, in particular, due teh focus of this study in non-formal settings communities - [] FIND SUPPORT</text:p>
      <text:p text:style-name="Text_20_body">The following sections are an exploratory mapping of some possible design features which may represent component repertoire elements or facilitate the process of identity development within the design in other ways.</text:p>
      <text:h text:style-name="Heading_20_4" text:outline-level="4"><text:bookmark-start text:name="playtesting-as-a-suitable-medium-for-emerging-activities-creating-third-spaces"/>2. Playtesting as a suitable medium for emerging activities creating third spaces<text:bookmark-end text:name="playtesting-as-a-suitable-medium-for-emerging-activities-creating-third-spaces"/></text:h>
      <text:p text:style-name="First_20_paragraph">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grqvvuap&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7Q9FSgoIjJ"/>(Fullerton, 2018)<text:reference-mark-end text:name="ZOTERO_ITEM CSL_CITATION {&quot;citationID&quot;:&quot;grqvvuap&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7Q9FSgoIjJ"/>.</text:p>
      <text:p text:style-name="P26">The role of play as leading activity is explored by Gutierrez <text:reference-mark-start text:name="ZOTERO_ITEM CSL_CITATION {&quot;citationID&quot;:&quot;jqciwpcu&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WpZl1wEQ0A"/><text:span text:style-name="T7">(Kris D. Gutiérrez et al., 2019)</text:span><text:reference-mark-end text:name="ZOTERO_ITEM CSL_CITATION {&quot;citationID&quot;:&quot;jqciwpcu&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WpZl1wEQ0A"/> to facilitate movement between sites of learning</text:p>
      <text:p text:style-name="Text_20_body">An analysis on the role of playtesting and an emerging forms of playful playtesting follows.</text:p>
      <text:h text:style-name="Heading_20_4" text:outline-level="4"><text:bookmark-start text:name="examples-funds-of-knowledge-dol-repertoires-and-how-they-emerge-in-playtesting-practices-in-particular"/>3. Examples: Funds of Knowledge / DoL repertoires and how they emerge (in playtesting practices in particular)<text:bookmark-end text:name="examples-funds-of-knowledge-dol-repertoires-and-how-they-emerge-in-playtesting-practices-in-particular"/></text:h>
      <text:p text:style-name="P3">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text:soft-page-break/>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rlmhfgo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AJSf8CKVuo"/><text:span text:style-name="T7">(Gutiérrez and Rogoff, 2003)</text:span><text:reference-mark-end text:name="ZOTERO_ITEM CSL_CITATION {&quot;citationID&quot;:&quot;rlmhfgo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AJSf8CKVuo"/>. The researchers highlight the value of identifying potential funds of knowledge framed as “linguistic and cultural-historical repertoires” that learners bring to learning environments <text:reference-mark-start text:name="ZOTERO_ITEM CSL_CITATION {&quot;citationID&quot;:&quot;xhvqreby&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Le1sMNT7XS"/><text:span text:style-name="T7">(Gutiérrez and Rogoff, 2003:22)</text:span><text:reference-mark-end text:name="ZOTERO_ITEM CSL_CITATION {&quot;citationID&quot;:&quot;xhvqreby&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Le1sMNT7XS"/>. Other research by Gutierrez addresses the importance of participants movement between sites of activity and its impact on learning <text:reference-mark-start text:name="ZOTERO_ITEM CSL_CITATION {&quot;citationID&quot;:&quot;skfverij&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jlUPt1nkpy"/><text:span text:style-name="T7">(Gutiérrez, 2008; Kris D. Gutiérrez et al., 2019)</text:span><text:reference-mark-end text:name="ZOTERO_ITEM CSL_CITATION {&quot;citationID&quot;:&quot;skfverij&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jlUPt1nkpy"/>.</text:p>
      <text:p text:style-name="Text_20_body"/>
      <text:h text:style-name="Heading_20_4" text:outline-level="4"><text:bookmark-start text:name="variations-in-approaches-to-playtesting"/>4. Variations in approaches to playtesting<text:bookmark-end text:name="variations-in-approaches-to-playtesting"/></text:h>
      <text:p text:style-name="First_20_paragraph">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p text:style-name="P26">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lgqfjnli&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bODGSesvIj"/><text:span text:style-name="T7">(Gutiérrez et al., 1999)</text:span><text:reference-mark-end text:name="ZOTERO_ITEM CSL_CITATION {&quot;citationID&quot;:&quot;lgqfjnli&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bODGSesvIj"/>.</text:p>
      <text:p text:style-name="Text_20_body">I observed an evolution of the form and function of playtesting by young participants as an expression of agency by participants.</text:p>
      <text:p text:style-name="Text_20_body">COMMENT - This evolution maker types here exists especially in social makers, glitchers and magpies.</text:p>
      <text:p text:style-name="Text_20_body">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P26">The introduction of these terms and missions Stone and colleagues <text:reference-mark-start text:name="ZOTERO_ITEM CSL_CITATION {&quot;citationID&quot;:&quot;wrukdlcp&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m3NJG55mEU"/><text:span text:style-name="T7">(Stone and Gutiérrez, 2007)</text:span><text:reference-mark-end text:name="ZOTERO_ITEM CSL_CITATION {&quot;citationID&quot;:&quot;wrukdlcp&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m3NJG55mEU"/> <text:soft-page-break/>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h text:style-name="Heading_20_4" text:outline-level="4"><text:bookmark-start text:name="the-introduction-of-maker-types-and-side-missions-as-affordances-of-my-pedagogy-to-legitimise-diversity"/>5. The introduction of maker types and side missions as affordances of my pedagogy to legitimise diversity<text:bookmark-end text:name="the-introduction-of-maker-types-and-side-missions-as-affordances-of-my-pedagogy-to-legitimise-diversity"/></text:h>
      <text:p text:style-name="First_20_paragraph">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16">
        <text:list-item>
          <text:p text:style-name="P23"><text:span text:style-name="T1">Social makers:</text:span> form relationships with other game makers and players by finding out more about their work and telling stories in their game<text:line-break/></text:p>
        </text:list-item>
        <text:list-item>
          <text:p text:style-name="P23"><text:span text:style-name="T1">Planners:</text:span> like to study to build knowledge of the tools before they build up their game step-by-step following instructions</text:p>
        </text:list-item>
        <text:list-item>
          <text:p text:style-name="P23"><text:span text:style-name="T1">Magpie makers:</text:span> like trying out lots of different things and happy to borrow code, images and sound from anywhere for quick results</text:p>
        </text:list-item>
        <text:list-item>
          <text:p text:style-name="P23"><text:span text:style-name="T1">Glitchers:</text:span> mess around with the code trying to see if they can break it interesting ways and cause a bit of havoc for other users.</text:p>
        </text:list-item>
      </text:list>
      <text:p text:style-name="First_20_paragraph">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is process extends the work of Barron and Roque <text:reference-mark-start text:name="ZOTERO_ITEM CSL_CITATION {&quot;citationID&quot;:&quot;zycabxxb&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tJAouj1Yu6"/>(Roque, 2016; Roque et al., 2016)<text:reference-mark-end text:name="ZOTERO_ITEM CSL_CITATION {&quot;citationID&quot;:&quot;zycabxxb&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tJAouj1Yu6"/> to begin to surface and celebrage stylistic elements for all participants not just parents.</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Heading_20_4" text:outline-level="4"><text:bookmark-start text:name="synthesis-potential-of-explicit-structuring-of-identity-formation-spaces-for-blending-of-repertoires"/>6. Synthesis, potential of explicit structuring of identity formation / spaces for blending of repertoires<text:bookmark-end text:name="synthesis-potential-of-explicit-structuring-of-identity-formation-spaces-for-blending-of-repertoires"/></text:h>
      <text:p text:style-name="First_20_paragraph">QUICK LIMITATION / SCOPE 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 book chapter as a framework called the 3M <text:soft-page-break/>approach <text:reference-mark-start text:name="ZOTERO_ITEM CSL_CITATION {&quot;citationID&quot;:&quot;vofurbzm&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iVpkjUT8VA"/>(Chesterman, 2023)<text:reference-mark-end text:name="ZOTERO_ITEM CSL_CITATION {&quot;citationID&quot;:&quot;vofurbzm&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iVpkjUT8VA"/> a summary of which is included in (see appendix.3M).</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5" text:outline-level="5"><text:bookmark-start text:name="examining-complexity-within-identity-formation-and-specialisation"/>Examining complexity within identity formation and specialisation<text:bookmark-end text:name="examining-complexity-within-identity-formation-and-specialisation"/></text:h>
      <text:p text:style-name="First_20_paragraph">Or, perhaps more accurately here as a movement between activity systems, to be incorporated as a repertoire.</text:p>
      <text:p text:style-name="Text_20_body">These repertoires become public, and are in part socially motivated, via the process of playtesting.</text:p>
      <text:p text:style-name="P26">The process of feedback, recognising and valuing the merging areas of specialisation and expertise helps the development of diverse practices <text:reference-mark-start text:name="ZOTERO_ITEM CSL_CITATION {&quot;citationID&quot;:&quot;cvznaehq&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GwV9vGadIa"/><text:span text:style-name="T7">(DiGiacomo and Gutiérrez, 2016)</text:span><text:reference-mark-end text:name="ZOTERO_ITEM CSL_CITATION {&quot;citationID&quot;:&quot;cvznaehq&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GwV9vGadIa"/>.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 awareness of and conversations about maker styles and related side-missions created in this research are potential powerful tool to support this process in novice game making communities.</text:p>
      <text:h text:style-name="Heading_20_5" text:outline-level="5"><text:bookmark-start text:name="use-of-gdps-as-a-gateway-framework-to-support-the-development-of-social-and-cultural-repertoires-of-practice"/>Use of GDPs as a gateway framework to support the development of social and cultural repertoires of practice<text:bookmark-end text:name="use-of-gdps-as-a-gateway-framework-to-support-the-development-of-social-and-cultural-repertoires-of-practice"/></text:h>
      <text:p text:style-name="First_20_paragraph">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Text_20_body">I propose that providing a menu of GDPs can, as with accessing more abstract concepts, act as a gateway framework to facilitate to process of development of social and cultural repertoires of practice.</text:p>
      <text:p text:style-name="Text_20_body">The nature and process of this community evolution merits exploration. As such, this section steps back to discuss the emergence of these practi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3-17T10:06:20Z</meta:creation-date>
    <dc:date>2025-03-17T10:07:33.494739398</dc:date>
    <meta:editing-duration>PT1M4S</meta:editing-duration>
    <meta:editing-cycles>1</meta:editing-cycles>
    <meta:document-statistic meta:table-count="0" meta:image-count="0" meta:object-count="0" meta:page-count="7" meta:paragraph-count="75" meta:word-count="3094" meta:character-count="20349" meta:non-whitespace-character-count="17337"/>
    <meta:user-defined meta:name="ZOTERO_PREF_1">&lt;data data-version="3" zotero-version="7.0.13"&gt;&lt;session id="liJW6KP9"/&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